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  <style:style style:name="ce4" style:family="table-cell" style:parent-style-name="Default" style:data-style-name="N37"/>
    <style:style style:name="ce5" style:family="table-cell" style:parent-style-name="Default" style:data-style-name="N37"/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Ka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IT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VALOR</text:p>
          </table:table-cell>
          <table:table-cell table:number-columns-repeated="2"/>
          <table:table-cell table:style-name="Default" office:value-type="string" calcext:value-type="string">
            <text:p>Receitas</text:p>
          </table:table-cell>
          <table:table-cell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date" office:date-value="2025-06-05" calcext:value-type="date">
            <text:p>05/06/2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revisão</text:p>
          </table:table-cell>
          <table:table-cell office:value-type="date" office:date-value="2025-06-09" calcext:value-type="date">
            <text:p>09/06/25</text:p>
          </table:table-cell>
          <table:table-cell table:style-name="ce6" office:value-type="currency" office:currency="BRL" office:value="700" calcext:value-type="currency">
            <text:p>R$ 700,00</text:p>
          </table:table-cell>
          <table:table-cell table:number-columns-repeated="2"/>
          <table:table-cell office:value-type="date" office:date-value="2025-08-21" calcext:value-type="date">
            <text:p>21/08/2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rastreador</text:p>
          </table:table-cell>
          <table:table-cell office:value-type="date" office:date-value="2025-06-23" calcext:value-type="date">
            <text:p>23/06/25</text:p>
          </table:table-cell>
          <table:table-cell table:style-name="ce6" office:value-type="currency" office:currency="BRL" office:value="149" calcext:value-type="currency">
            <text:p>R$ 149,00</text:p>
          </table:table-cell>
          <table:table-cell table:number-columns-repeated="2"/>
          <table:table-cell office:value-type="date" office:date-value="2025-08-25" calcext:value-type="date">
            <text:p>25/08/2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date" office:date-value="2025-06-30" calcext:value-type="date">
            <text:p>30/06/25</text:p>
          </table:table-cell>
          <table:table-cell table:style-name="ce6" office:value-type="currency" office:currency="BRL" office:value="252.25" calcext:value-type="currency">
            <text:p>R$ 252,25</text:p>
          </table:table-cell>
          <table:table-cell table:number-columns-repeated="2"/>
          <table:table-cell office:value-type="date" office:date-value="2025-09-05" calcext:value-type="date">
            <text:p>05/09/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Instalar rastreador28/06</text:p>
          </table:table-cell>
          <table:table-cell office:value-type="date" office:date-value="2025-07-01" calcext:value-type="date">
            <text:p>01/07/2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date" office:date-value="2025-09-08" calcext:value-type="date">
            <text:p>08/09/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omba dagua</text:p>
          </table:table-cell>
          <table:table-cell office:value-type="date" office:date-value="2025-08-10" calcext:value-type="date">
            <text:p>10/08/25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date" office:date-value="2025-09-15" calcext:value-type="date">
            <text:p>15/09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cumentação e transferencia</text:p>
          </table:table-cell>
          <table:table-cell office:value-type="date" office:date-value="2025-08-10" calcext:value-type="date">
            <text:p>10/08/2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date" office:date-value="2025-09-18" calcext:value-type="date">
            <text:p>18/09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date" office:date-value="2025-07-30" calcext:value-type="date">
            <text:p>30/07/25</text:p>
          </table:table-cell>
          <table:table-cell table:style-name="ce6" office:value-type="currency" office:currency="BRL" office:value="252.25" calcext:value-type="currency">
            <text:p>R$ 252,25</text:p>
          </table:table-cell>
          <table:table-cell table:number-columns-repeated="2"/>
          <table:table-cell office:value-type="date" office:date-value="2025-09-22" calcext:value-type="date">
            <text:p>22/09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date" office:date-value="2025-08-30" calcext:value-type="date">
            <text:p>30/08/25</text:p>
          </table:table-cell>
          <table:table-cell table:style-name="ce6" office:value-type="currency" office:currency="BRL" office:value="252.25" calcext:value-type="currency">
            <text:p>R$ 252,25</text:p>
          </table:table-cell>
          <table:table-cell table:number-columns-repeated="2"/>
          <table:table-cell office:value-type="date" office:date-value="2025-10-02" calcext:value-type="date">
            <text:p>02/10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tuador da embreagem</text:p>
          </table:table-cell>
          <table:table-cell office:value-type="date" office:date-value="2025-09-01" calcext:value-type="date">
            <text:p>01/09/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date" office:date-value="2025-10-06" calcext:value-type="date">
            <text:p>06/10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ão de obra cambio e outras depesas</text:p>
          </table:table-cell>
          <table:table-cell office:value-type="date" office:date-value="2025-09-05" calcext:value-type="date">
            <text:p>05/09/2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date" office:date-value="2025-10-09" calcext:value-type="date">
            <text:p>09/10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 pneus alinhamento e revisão</text:p>
          </table:table-cell>
          <table:table-cell office:value-type="date" office:date-value="2025-09-05" calcext:value-type="date">
            <text:p>05/09/25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date" office:date-value="2025-10-13" calcext:value-type="date">
            <text:p>13/10/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roca de oléo</text:p>
          </table:table-cell>
          <table:table-cell office:value-type="date" office:date-value="2025-09-17" calcext:value-type="date">
            <text:p>17/09/2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date" office:date-value="2025-10-28" calcext:value-type="date">
            <text:p>28/10/2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Retentores cambio</text:p>
          </table:table-cell>
          <table:table-cell office:value-type="date" office:date-value="2025-09-22" calcext:value-type="date">
            <text:p>22/09/2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eguro</text:p>
          </table:table-cell>
          <table:table-cell office:value-type="date" office:date-value="2025-10-03" calcext:value-type="date">
            <text:p>03/10/25</text:p>
          </table:table-cell>
          <table:table-cell office:value-type="float" office:value="252.27" calcext:value-type="float">
            <text:p>252,2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Correia </text:p>
          </table:table-cell>
          <table:table-cell office:value-type="date" office:date-value="2025-10-05" calcext:value-type="date">
            <text:p>05/10/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Bateria</text:p>
          </table:table-cell>
          <table:table-cell office:value-type="date" office:date-value="2025-10-15" calcext:value-type="date">
            <text:p>15/10/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uspensão </text:p>
          </table:table-cell>
          <table:table-cell office:value-type="date" office:date-value="2025-10-31" calcext:value-type="date">
            <text:p>31/10/2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arachoque</text:p>
          </table:table-cell>
          <table:table-cell office:value-type="date" office:date-value="2025-11-03" calcext:value-type="date">
            <text:p>03/11/25</text:p>
          </table:table-cell>
          <table:table-cell office:value-type="float" office:value="357.39" calcext:value-type="float">
            <text:p>357,3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eguro</text:p>
          </table:table-cell>
          <table:table-cell office:value-type="date" office:date-value="2025-11-03" calcext:value-type="date">
            <text:p>03/11/25</text:p>
          </table:table-cell>
          <table:table-cell office:value-type="float" office:value="252.27" calcext:value-type="float">
            <text:p>252,2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Calotas</text:p>
          </table:table-cell>
          <table:table-cell office:value-type="date" office:date-value="2025-11-03" calcext:value-type="date">
            <text:p>03/11/25</text:p>
          </table:table-cell>
          <table:table-cell office:value-type="float" office:value="72.67" calcext:value-type="float">
            <text:p>72,67</text:p>
          </table:table-cell>
          <table:table-cell table:number-columns-repeated="2"/>
          <table:table-cell table:style-name="Default"/>
          <table:table-cell/>
        </table:table-row>
      </table:table>
      <table:table table:name="Fiesta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eriodo</text:p>
          </table:table-cell>
          <table:table-cell table:style-name="ce5" office:value-type="date" office:date-value="2025-06-19" calcext:value-type="date">
            <text:p>19/06/25</text:p>
          </table:table-cell>
          <table:table-cell table:style-name="ce5" office:value-type="date" office:date-value="2025-06-24" calcext:value-type="date">
            <text:p>24/06/25</text:p>
          </table:table-cell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alor semana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pe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ustível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Pedá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a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lção</text:p>
          </table:table-cell>
          <table:table-cell office:value-type="float" office:value="800" calcext:value-type="float">
            <text:p>8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0:23:59.532347613</meta:creation-date>
    <dc:date>2025-11-03T16:47:51.815186750</dc:date>
    <meta:editing-duration>PT5H26M34S</meta:editing-duration>
    <meta:editing-cycles>20</meta:editing-cycles>
    <meta:generator>LibreOffice/7.3.7.2$Linux_X86_64 LibreOffice_project/30$Build-2</meta:generator>
    <meta:document-statistic meta:table-count="2" meta:cell-count="105" meta:object-count="0"/>
  </office:meta>
</office:document-meta>
</file>